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-color="#eeeeee" draw:opacity="38%" draw:textarea-horizontal-align="justify" draw:textarea-vertical-align="middle" draw:auto-grow-height="false" fo:min-height="8.294cm" fo:min-width="7.016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fill-color="#eeeeee" draw:opacity="38%" draw:textarea-horizontal-align="justify" draw:textarea-vertical-align="middle" draw:auto-grow-height="false" fo:min-height="8.293cm" fo:min-width="7.01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-color="#ffffff" draw:opacity="100%" draw:textarea-horizontal-align="justify" draw:textarea-vertical-align="middle" draw:auto-grow-height="false" fo:min-height="0.991cm" fo:min-width="2.6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fill-color="#ffffff" draw:opacity="100%" draw:textarea-horizontal-align="justify" draw:textarea-vertical-align="middle" draw:auto-grow-height="false" fo:min-height="0.991cm" fo:min-width="2.691cm" fo:padding-top="0.165cm" fo:padding-bottom="0.165cm" fo:padding-left="0.29cm" fo:padding-right="0.29cm"/>
    </style:style>
    <style:style style:name="gr5" style:family="graphic" style:parent-style-name="standard">
      <style:graphic-properties svg:stroke-width="0.053cm" svg:stroke-color="#21409a" draw:marker-start-width="0.279cm" draw:marker-end-width="0.279cm" draw:fill-color="#cccccc" draw:opacity="56%" draw:textarea-horizontal-align="justify" draw:textarea-vertical-align="middle" draw:auto-grow-height="false" fo:min-height="4.742cm" fo:min-width="4.64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21409a" draw:marker-start-width="0.279cm" draw:marker-end-width="0.279cm" draw:fill-color="#cccccc" draw:opacity="56%" draw:textarea-horizontal-align="justify" draw:textarea-vertical-align="middle" draw:auto-grow-height="false" fo:min-height="4.752cm" fo:min-width="4.402cm" fo:padding-top="0.151cm" fo:padding-bottom="0.151cm" fo:padding-left="0.276cm" fo:padding-right="0.276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 draw:opacity="38%"/>
      <style:paragraph-properties fo:text-align="center"/>
      <style:text-properties fo:font-size="17.8999996185303pt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cccccc" draw:opacity="56%"/>
      <style:paragraph-properties fo:text-align="start"/>
    </style:style>
    <style:style style:name="P6" style:family="paragraph">
      <loext:graphic-properties draw:fill-color="#ffffff"/>
    </style:style>
    <style:style style:name="T1" style:family="text">
      <style:text-properties fo:font-size="17.8999996185303pt"/>
    </style:style>
    <style:style style:name="T2" style:family="text">
      <style:text-properties fo:color="#0066b3" fo:font-size="17.8999996185303pt"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7.62cm" svg:height="8.648cm" svg:x="1.177cm" svg:y="0.85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Source Syste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2cm" svg:height="8.647cm" svg:x="10.28cm" svg:y="0.761cm">
          <text:p text:style-name="P1"><text:span text:style-name="T1"/></text:p>
          <text:p text:style-name="P1"><text:span text:style-name="T1"/></text:p>
          <text:p text:style-name="P1"><text:span text:style-name="T2">WriteYourIntegration</text:span></text:p>
          <text:p text:style-name="P1"><text:span text:style-name="T2">HereRoutes.java</text:span></text:p>
          <text:p text:style-name="P1"><text:span text:style-name="T1"/></text:p>
          <text:p text:style-name="P1"><text:span text:style-name="T3">?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8.648cm" svg:x="19.277cm" svg:y="0.76cm">
          <text:p text:style-name="P1"><text:span text:style-name="T2">Target Syste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318cm" svg:height="2.641cm" svg:x="7.619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4.361cm" svg:height="2.641cm" svg:x="16.466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742cm" svg:height="5.588cm" svg:x="1.624cm" svg:y="2.594cm">
          <text:p text:style-name="P4">FILE</text:p>
          <text:p text:style-name="P4"/>
          <text:list text:style-name="L1">
            <text:list-item>
              <text:p text:style-name="P4"><text:span text:style-name="T4">target/in-orders</text:span></text:p>
            </text:list-item>
          </text:list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488cm" svg:height="5.588cm" svg:x="21.025cm" svg:y="2.595cm">
          <text:p text:style-name="P4">HTTP</text:p>
          <text:p text:style-name="P4"/>
          <text:list text:style-name="L1">
            <text:list-item>
              <text:p text:style-name="P4"><text:span text:style-name="T4">localhost</text:span></text:p>
            </text:list-item>
            <text:list-item>
              <text:p text:style-name="P4"><text:span text:style-name="T4">8080</text:span></text:p>
            </text:list-item>
            <text:list-item>
              <text:p text:style-name="P4"><text:span text:style-name="T4">out-order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7.62cm" svg:height="8.648cm" svg:x="1.177cm" svg:y="0.85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Source Syste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2cm" svg:height="8.647cm" svg:x="10.28cm" svg:y="0.761cm">
          <text:p text:style-name="P1"><text:span text:style-name="T1"/></text:p>
          <text:p text:style-name="P1"><text:span text:style-name="T1"/></text:p>
          <text:p text:style-name="P1"><text:span text:style-name="T2">WriteYourIntegration</text:span></text:p>
          <text:p text:style-name="P1"><text:span text:style-name="T2">HereRoutes.java</text:span></text:p>
          <text:p text:style-name="P1"><text:span text:style-name="T1"/></text:p>
          <text:p text:style-name="P1"><text:span text:style-name="T3">?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8.648cm" svg:x="19.277cm" svg:y="0.76cm">
          <text:p text:style-name="P1"><text:span text:style-name="T2">Target Syste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318cm" svg:height="2.641cm" svg:x="7.619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4.361cm" svg:height="2.641cm" svg:x="16.466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742cm" svg:height="5.588cm" svg:x="1.624cm" svg:y="2.594cm">
          <text:p text:style-name="P4">FILE</text:p>
          <text:p text:style-name="P4"/>
          <text:list text:style-name="L1">
            <text:list-item>
              <text:p text:style-name="P4"><text:span text:style-name="T4">target/in-orders</text:span></text:p>
            </text:list-item>
          </text:list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488cm" svg:height="5.588cm" svg:x="21.025cm" svg:y="2.595cm">
          <text:p text:style-name="P4">FILE</text:p>
          <text:p text:style-name="P4"/>
          <text:list text:style-name="L1">
            <text:list-item>
              <text:p text:style-name="P4"><text:span text:style-name="T5">target/out-orders</text:span></text:p>
              <text:p text:style-name="P4"><text:span text:style-name="T4"/></text:p>
              <text:p text:style-name="P4"><text:span text:style-name="T4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7.62cm" svg:height="8.648cm" svg:x="1.177cm" svg:y="0.85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Source Syste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2cm" svg:height="8.647cm" svg:x="10.28cm" svg:y="0.761cm">
          <text:p text:style-name="P1"><text:span text:style-name="T1"/></text:p>
          <text:p text:style-name="P1"><text:span text:style-name="T1"/></text:p>
          <text:p text:style-name="P1"><text:span text:style-name="T2">WriteYourIntegration</text:span></text:p>
          <text:p text:style-name="P1"><text:span text:style-name="T2">HereRoutes.java</text:span></text:p>
          <text:p text:style-name="P1"><text:span text:style-name="T1"/></text:p>
          <text:p text:style-name="P1"><text:span text:style-name="T3">?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62cm" svg:height="8.648cm" svg:x="19.277cm" svg:y="0.76cm">
          <text:p text:style-name="P1"><text:span text:style-name="T2">Target Syste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318cm" svg:height="2.641cm" svg:x="7.619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4.361cm" svg:height="2.641cm" svg:x="16.466cm" svg:y="4.0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742cm" svg:height="5.588cm" svg:x="1.624cm" svg:y="2.594cm">
          <text:p text:style-name="P4">FILE</text:p>
          <text:p text:style-name="P4"/>
          <text:list text:style-name="L1">
            <text:list-item>
              <text:p text:style-name="P4"><text:span text:style-name="T6">target/in-orders-recursive</text:span></text:p>
            </text:list-item>
          </text:list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488cm" svg:height="5.588cm" svg:x="21.025cm" svg:y="2.595cm">
          <text:p text:style-name="P4">FILE</text:p>
          <text:p text:style-name="P4"/>
          <text:list text:style-name="L1">
            <text:list-item>
              <text:p text:style-name="P4"><text:span text:style-name="T5">target/out-orders</text:span></text:p>
              <text:p text:style-name="P4"><text:span text:style-name="T4"/></text:p>
              <text:p text:style-name="P4"><text:span text:style-name="T4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3cm" presentation:class="title" presentation:placeholder="true">
        <draw:text-box/>
      </draw:frame>
      <draw:frame presentation:style-name="Default-outline1" draw:layer="backgroundobjects" svg:width="25.199cm" svg:height="12.179cm" svg:x="1.399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3-04T10:26:47.823291511</meta:creation-date>
    <dc:date>2023-09-01T10:11:25.883350798</dc:date>
    <meta:editing-duration>PT2H51M33S</meta:editing-duration>
    <meta:editing-cycles>19</meta:editing-cycles>
    <meta:generator>LibreOffice/6.4.7.2$Linux_X86_64 LibreOffice_project/40$Build-2</meta:generator>
    <meta:document-statistic meta:object-count="48"/>
  </office:meta>
</office:document-meta>
</file>